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esamt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Gesamt.B2:Gesamt.B50 Gesamt.Q1:Gesamt.Q1 Gesamt.Q2:Gesamt.Q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35]+[.P36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6]+[.P37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37]+[.P38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9:.L39];&quot;+&quot;)&gt;COUNTIF([.D39:.L39];&quot;-&quot;);&quot;+&quot;;&quot;-&quot;)" office:value-type="string" office:string-value="-" calcext:value-type="string">
            <text:p>-</text:p>
          </table:table-cell>
          <table:table-cell table:style-name="ce22" table:formula="of:=COUNTIF([.D39:.L39];IF([.N39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38]+[.P39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40:.L40];&quot;+&quot;)&gt;COUNTIF([.D40:.L40];&quot;-&quot;);&quot;+&quot;;&quot;-&quot;)" office:value-type="string" office:string-value="-" calcext:value-type="string">
            <text:p>-</text:p>
          </table:table-cell>
          <table:table-cell table:style-name="ce22" table:formula="of:=COUNTIF([.D40:.L40];IF([.N40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39]+[.P40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2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40]+[.P41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1:18:09.9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11</meta:editing-cycles>
    <meta:editing-duration>PT2H8M13S</meta:editing-duration>
    <dc:title>Saison Ekkart</dc:title>
    <dc:date>2016-09-29T11:39:47.639000000</dc:date>
    <dc:creator>Ekkart Kleinod</dc:creator>
    <meta:generator>LibreOffice/5.0.2.2$Windows_X86_64 LibreOffice_project/37b43f919e4de5eeaca9b9755ed688758a8251fe</meta:generator>
    <meta:document-statistic meta:table-count="1" meta:cell-count="5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Gesamt.B2:Gesamt.B50 Gesamt.Q1:Gesamt.Q5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Gesamt.B2:Gesamt.B50"/>
          </chart:axis>
          <chart:axis chart:dimension="y" chart:name="primary-y" chart:style-name="ch5"/>
          <chart:series chart:style-name="ch6" chart:values-cell-range-address="Gesamt.Q2:Gesamt.Q50" chart:label-cell-address="Gesamt.Q1:Gesamt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Gesamt.Q1:Gesamt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Gesamt.B2:Gesamt.B50</svg:desc>
                </draw:g>
              </table:table-cell>
              <table:table-cell office:value-type="float" office:value="1607">
                <text:p>1607</text:p>
                <draw:g>
                  <svg:desc>Gesamt.Q2:Gesamt.Q5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